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c9211e"/>
    </style:style>
    <style:style style:name="P2" style:family="paragraph" style:parent-style-name="Preformatted_20_Text">
      <style:text-properties fo:color="#c9211e" officeooo:paragraph-rsid="00173247"/>
    </style:style>
    <style:style style:name="T1" style:family="text">
      <style:text-properties fo:color="#c921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PSC 2310 Spring 22</text:p>
      <text:p text:style-name="Preformatted_20_Text">Lab 12 Questions</text:p>
      <text:p text:style-name="Preformatted_20_Text"/>
      <text:p text:style-name="Preformatted_20_Text">1. As discussed in the lab writeup, the locations for min and max are</text:p>
      <text:p text:style-name="Preformatted_20_Text"><text:tab/>-8(%rbq) and -4(%rbq), which are 4 apart. How far apart would these</text:p>
      <text:p text:style-name="Preformatted_20_Text"><text:tab/>addresses be if min and max were chars instead of ints? Why?</text:p>
      <text:p text:style-name="Preformatted_20_Text"><text:tab/>What if they were doubles?</text:p>
      <text:p text:style-name="Preformatted_20_Text"><text:tab/>(You can test this)</text:p>
      <text:p text:style-name="Preformatted_20_Text"/>
      <text:p text:style-name="P1">The min would turn into -2(%rbp) and the max would be -1(%rbp) because that a char holds 1 byte of memory instead of the original 4 bytes that the int held.</text:p>
      <text:p text:style-name="Preformatted_20_Text"/>
      <text:p text:style-name="Preformatted_20_Text"/>
      <text:p text:style-name="Preformatted_20_Text"/>
      <text:p text:style-name="Preformatted_20_Text">2. Alter the values assigned to min and max in the driver.s file</text:p>
      <text:p text:style-name="Preformatted_20_Text"><text:tab/><text:span text:style-name="T1">(Did Not Change i)</text:span></text:p>
      <text:p text:style-name="P1"><text:tab/>| min | max | result</text:p>
      <text:p text:style-name="P1"><text:tab/>=======================</text:p>
      <text:p text:style-name="P1"><text:tab/>| 0 <text:s text:c="2"/>| 10 <text:s/>| 0 1 2 3 4 5 6 7 8 9 10</text:p>
      <text:p text:style-name="P1"><text:tab/>| 5 <text:s text:c="2"/>| 10 <text:s/>| 0 1 2 3 4 5</text:p>
      <text:p text:style-name="P1"><text:tab/>| 10 <text:s/>| 0 <text:s text:c="2"/>| 0</text:p>
      <text:p text:style-name="P1"><text:tab/>| -5 <text:s/>| 1 <text:s text:c="2"/>| 0 1</text:p>
      <text:p text:style-name="Preformatted_20_Text"/>
      <text:p text:style-name="Preformatted_20_Text">3. What are these lines doing in driver.s?</text:p>
      <text:p text:style-name="Preformatted_20_Text"/>
      <text:p text:style-name="Preformatted_20_Text"><text:tab/>movl <text:s/>-8(%rbp), %eax # min, tmp89</text:p>
      <text:p text:style-name="Preformatted_20_Text"><text:s text:c="3"/><text:tab/>movl <text:s/>%eax, -12(%rbp) <text:s text:c="2"/># tmp89, i</text:p>
      <text:p text:style-name="Preformatted_20_Text"/>
      <text:p text:style-name="Preformatted_20_Text"><text:tab/><text:span text:style-name="T1">The first line of code first places min in a temp register.</text:span></text:p>
      <text:p text:style-name="P1"><text:tab/>The second line of code then sets the min temp register to i.</text:p>
      <text:p text:style-name="Preformatted_20_Text"/>
      <text:p text:style-name="Preformatted_20_Text"/>
      <text:p text:style-name="Preformatted_20_Text">4. What happens when you change the jump conditional to jl instead of jle?</text:p>
      <text:p text:style-name="Preformatted_20_Text"><text:tab/>What if you change it to jg? Why?</text:p>
      <text:p text:style-name="Preformatted_20_Text"/>
      <text:p text:style-name="Preformatted_20_Text"><text:tab/><text:span text:style-name="T1">jl = jump if less than</text:span></text:p>
      <text:p text:style-name="P1"><text:tab/>jg = jump if greater than</text:p>
      <text:p text:style-name="P1"/>
      <text:p text:style-name="P1"><text:tab/>if changed to jl instead of jle, the condition would not reach</text:p>
      <text:p text:style-name="P1"><text:tab/>the max value of 10, but stop at 9 instead.</text:p>
      <text:p text:style-name="P1"/>
      <text:p text:style-name="P1"><text:tab/>if changed to jg instead of jle, the condition would not print anything</text:p>
      <text:p text:style-name="P1"><text:tab/>because the min value would never be greater than the max value.</text:p>
      <text:p text:style-name="Preformatted_20_Text"/>
      <text:p text:style-name="Preformatted_20_Text"/>
      <text:p text:style-name="Preformatted_20_Text"/>
      <text:p text:style-name="Preformatted_20_Text">5. The last line in .L3 handles the for loop change (i++)</text:p>
      <text:p text:style-name="Preformatted_20_Text"><text:s text:c="3"/>The third line in .L2 <text:s/>handles the for loop conditional (i &lt; max)</text:p>
      <text:p text:style-name="Preformatted_20_Text">(The first two lines in .L2 handle the initialization, but we won't alter that)</text:p>
      <text:p text:style-name="Preformatted_20_Text"/>
      <text:p text:style-name="Preformatted_20_Text">Fill in the resulting loop and print out when we change the x86 commands</text:p>
      <text:p text:style-name="Preformatted_20_Text">(*some of these create infinite loops so testing directly may take awhile,</text:p>
      <text:p text:style-name="Preformatted_20_Text">try to logic through it first. If there is an infinite loop, write "infinite</text:p>
      <text:p text:style-name="Preformatted_20_Text">loop" as the printout)</text:p>
      <text:p text:style-name="Preformatted_20_Text"/>
      <text:p text:style-name="Preformatted_20_Text"><text:tab/>.L3 <text:s text:c="8"/><text:tab/><text:tab/><text:tab/>| .L2 <text:s/>| <text:s text:c="7"/>for loop <text:s text:c="12"/>| <text:s text:c="3"/>printout</text:p>
      <text:p text:style-name="Preformatted_20_Text">===========================================================================</text:p>
      <text:p text:style-name="P1">addl <text:s/>$1, -12(%rbp) | jle <text:s/>| for(i = min; i &lt;= max; i++) | 0 1 2 3 4....10</text:p>
      <text:p text:style-name="P1"><text:soft-page-break/>subl <text:s/>$1, -12(%rbp) | jle <text:s/>| for(i = min; i &lt;= max; i++) | infinite loop</text:p>
      <text:p text:style-name="P1">addl <text:s/>$2, -12(%rbp) | jl <text:s text:c="2"/>| for(i = min; i &lt; max ; i++) | 0 2 4 6 8</text:p>
      <text:p text:style-name="P1">mull <text:s/>$2, -12(%rbp) | jge <text:s/>| for(i = min; i &gt;= max; i++) | Error: number of operands mismatch for 'mul'</text:p>
      <text:p text:style-name="P1">addl <text:s/>$1, -8(%rbp) <text:s/>| jle <text:s/>| for(i = min; i &lt;= max; i++) | infinite loop</text:p>
      <text:p text:style-name="Preformatted_20_Text"/>
      <text:p text:style-name="Preformatted_20_Text"/>
      <text:p text:style-name="Preformatted_20_Text">6. lsl r4, r3, #2 is the same as r4 = 4 * r3. Explain</text:p>
      <text:p text:style-name="Preformatted_20_Text"/>
      <text:p text:style-name="P1">lsl provides the value of a register multiplied by a power of two. (Must be in the range from 0 to 31)</text:p>
      <text:p text:style-name="P1">lsl #2 is the same as (2^2) = 4, r4 is the value that is storing the calculation of (r3 * 8).</text:p>
      <text:p text:style-name="P1"/>
      <text:p text:style-name="P1"/>
      <text:p text:style-name="P2">ldr r5, [r0, r4] is the same as r5 = arr[i] in this case. How does this work </text:p>
      <text:p text:style-name="P2">ldr loads a register with a value from memory. Loads r5 from a word; r4 above the address in r0, and increments r0 by r4. The same case as r5 equaling an array which increments by i.</text:p>
      <text:p text:style-name="Preformatted_20_Text"/>
      <text:p text:style-name="Preformatted_20_Text"/>
      <text:p text:style-name="Preformatted_20_Text">7. In the beginning of a function in ARM, we push lr onto the stack. At the</text:p>
      <text:p text:style-name="Preformatted_20_Text"><text:s text:c="3"/>end, we pop that value into pc. Why is this important? What does it</text:p>
      <text:p text:style-name="Preformatted_20_Text"><text:s text:c="3"/>accomplish?</text:p>
      <text:p text:style-name="Preformatted_20_Text"/>
      <text:p text:style-name="P1">The importance of lr is used as a link to store the return address when a subroutine call is made. It can also be used as a general-purpose register if the return address is stored on the stack.</text:p>
      <text:p text:style-name="P1"/>
      <text:p text:style-name="P1">The importance of pc is that it pops lr from the stack and places it in the pc which is effectively the pop of lr and a jump to it. It's a return instruction when lr has been pushed to the stac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1T10:04:38.826534027</dc:date>
    <meta:editing-duration>PT3M29S</meta:editing-duration>
    <meta:editing-cycles>1</meta:editing-cycles>
    <meta:document-statistic meta:table-count="0" meta:image-count="0" meta:object-count="0" meta:page-count="2" meta:paragraph-count="53" meta:word-count="685" meta:character-count="3331" meta:non-whitespace-character-count="2600"/>
    <meta:generator>LibreOffice/6.4.7.2$Linux_X86_64 LibreOffice_project/40$Build-2</meta:generator>
  </office:meta>
</office:document-meta>
</file>